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rsid="001bd24f" officeooo:paragraph-rsid="001bd24f"/>
    </style:style>
    <style:style style:name="P2" style:family="paragraph" style:parent-style-name="Preformatted_20_Text">
      <style:paragraph-properties fo:text-align="start" style:justify-single-word="false"/>
      <style:text-properties officeooo:rsid="001bd24f" officeooo:paragraph-rsid="001bd24f"/>
    </style:style>
    <style:style style:name="P3" style:family="paragraph" style:parent-style-name="Preformatted_20_Text">
      <style:paragraph-properties fo:text-align="center" style:justify-single-word="false"/>
      <style:text-properties fo:font-size="15pt" officeooo:rsid="001bd24f" officeooo:paragraph-rsid="001bd24f" style:font-size-asian="15pt" style:font-size-complex="15pt"/>
    </style:style>
    <style:style style:name="P4" style:family="paragraph" style:parent-style-name="Preformatted_20_Text">
      <style:paragraph-properties fo:text-align="start" style:justify-single-word="false"/>
      <style:text-properties fo:font-style="normal" officeooo:rsid="001bd24f" officeooo:paragraph-rsid="001bd24f" style:font-style-asian="normal" style:font-style-complex="normal"/>
    </style:style>
    <style:style style:name="P5" style:family="paragraph" style:parent-style-name="Preformatted_20_Text">
      <style:paragraph-properties fo:text-align="start" style:justify-single-word="false"/>
      <style:text-properties fo:font-style="normal" officeooo:rsid="001d3add" officeooo:paragraph-rsid="001d3add" style:font-style-asian="normal" style:font-style-complex="normal"/>
    </style:style>
    <style:style style:name="P6" style:family="paragraph" style:parent-style-name="Preformatted_20_Text">
      <style:paragraph-properties fo:text-align="start" style:justify-single-word="false"/>
      <style:text-properties fo:font-style="normal" officeooo:rsid="001f28e8" officeooo:paragraph-rsid="001f28e8" style:font-style-asian="normal" style:font-style-complex="normal"/>
    </style:style>
    <style:style style:name="P7" style:family="paragraph" style:parent-style-name="Preformatted_20_Text">
      <style:paragraph-properties fo:text-align="start" style:justify-single-word="false"/>
      <style:text-properties fo:font-style="normal" officeooo:rsid="00208748" officeooo:paragraph-rsid="00208748" style:font-style-asian="normal" style:font-style-complex="normal"/>
    </style:style>
    <style:style style:name="P8" style:family="paragraph" style:parent-style-name="Preformatted_20_Text">
      <style:paragraph-properties fo:text-align="start" style:justify-single-word="false"/>
      <style:text-properties fo:font-style="normal" officeooo:rsid="00208748" officeooo:paragraph-rsid="00226e1e" style:font-style-asian="normal" style:font-style-complex="normal"/>
    </style:style>
    <style:style style:name="P9" style:family="paragraph" style:parent-style-name="Preformatted_20_Text">
      <style:paragraph-properties fo:text-align="start" style:justify-single-word="false"/>
      <style:text-properties fo:font-style="normal" officeooo:rsid="00208748" officeooo:paragraph-rsid="0023bfe2" style:font-style-asian="normal" style:font-style-complex="normal"/>
    </style:style>
    <style:style style:name="P10" style:family="paragraph" style:parent-style-name="Preformatted_20_Text">
      <style:paragraph-properties fo:text-align="start" style:justify-single-word="false"/>
      <style:text-properties fo:font-style="normal" officeooo:rsid="00208748" officeooo:paragraph-rsid="0024f310" style:font-style-asian="normal" style:font-style-complex="normal"/>
    </style:style>
    <style:style style:name="P11" style:family="paragraph" style:parent-style-name="Preformatted_20_Text">
      <style:paragraph-properties fo:text-align="start" style:justify-single-word="false"/>
      <style:text-properties fo:font-style="normal" officeooo:rsid="00208748" officeooo:paragraph-rsid="00262c07" style:font-style-asian="normal" style:font-style-complex="normal"/>
    </style:style>
    <style:style style:name="P12" style:family="paragraph" style:parent-style-name="Preformatted_20_Text">
      <style:paragraph-properties fo:text-align="start" style:justify-single-word="false"/>
      <style:text-properties fo:font-style="normal" officeooo:rsid="00226e1e" officeooo:paragraph-rsid="00226e1e" style:font-style-asian="normal" style:font-style-complex="normal"/>
    </style:style>
    <style:style style:name="P13" style:family="paragraph" style:parent-style-name="Preformatted_20_Text">
      <style:paragraph-properties fo:text-align="start" style:justify-single-word="false"/>
      <style:text-properties fo:font-style="normal" officeooo:rsid="00226e1e" officeooo:paragraph-rsid="0023bfe2" style:font-style-asian="normal" style:font-style-complex="normal"/>
    </style:style>
    <style:style style:name="P14" style:family="paragraph" style:parent-style-name="Preformatted_20_Text">
      <style:paragraph-properties fo:text-align="start" style:justify-single-word="false"/>
      <style:text-properties fo:font-style="normal" officeooo:rsid="0024f310" officeooo:paragraph-rsid="0024f310" style:font-style-asian="normal" style:font-style-complex="normal"/>
    </style:style>
    <style:style style:name="P15" style:family="paragraph" style:parent-style-name="Preformatted_20_Text">
      <style:paragraph-properties fo:text-align="start" style:justify-single-word="false"/>
      <style:text-properties officeooo:rsid="00208748" officeooo:paragraph-rsid="0023bfe2"/>
    </style:style>
    <style:style style:name="T1" style:family="text">
      <style:text-properties officeooo:rsid="001bd24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bd24f" style:font-style-asian="italic" style:font-style-complex="italic"/>
    </style:style>
    <style:style style:name="T4" style:family="text">
      <style:text-properties fo:font-style="italic" officeooo:rsid="00226e1e" style:font-style-asian="italic" style:font-style-complex="italic"/>
    </style:style>
    <style:style style:name="T5" style:family="text">
      <style:text-properties fo:font-style="italic" officeooo:rsid="0023bfe2" style:font-style-asian="italic" style:font-style-complex="italic"/>
    </style:style>
    <style:style style:name="T6" style:family="text">
      <style:text-properties officeooo:rsid="00208748"/>
    </style:style>
    <style:style style:name="T7" style:family="text">
      <style:text-properties officeooo:rsid="00226e1e"/>
    </style:style>
    <style:style style:name="T8" style:family="text">
      <style:text-properties officeooo:rsid="0023bfe2"/>
    </style:style>
    <style:style style:name="T9" style:family="text">
      <style:text-properties officeooo:rsid="00270053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26e1e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OS NETWORK</text:p>
      <text:p text:style-name="P1"/>
      <text:p text:style-name="P2"/>
      <text:p text:style-name="P2">1. Tester communication entre machine 1 et 2 :</text:p>
      <text:p text:style-name="P2"/>
      <text:p text:style-name="P2"><text:tab/>1.1. PING</text:p>
      <text:p text:style-name="P2"/>
      <text:p text:style-name="P2">$ ssh &lt;adresse_ip_machine1&gt;<text:tab/><text:span text:style-name="T2">entrer mot de passe machine 1</text:span></text:p>
      <text:p text:style-name="P2">$ ping &lt;adresse_ip_machine2&gt;</text:p>
      <text:p text:style-name="P2">$ exit</text:p>
      <text:p text:style-name="P2"/>
      <text:p text:style-name="P2">$ ssh &lt;adresse_ip_machine2&gt; <text:span text:style-name="T2">entrer mot de passe machine 2</text:span></text:p>
      <text:p text:style-name="P2">$ ping &lt;adresse_ip_machine1&gt;</text:p>
      <text:p text:style-name="P2">$ exit</text:p>
      <text:p text:style-name="P2"/>
      <text:p text:style-name="P2"><text:tab/>1.2. NETCAT</text:p>
      <text:p text:style-name="P2"/>
      <text:p text:style-name="P2">Dans un terminal :</text:p>
      <text:p text:style-name="P2"/>
      <text:p text:style-name="P2">$ ssh &lt;adresse_ip_machine1&gt;<text:tab/><text:span text:style-name="T2">entrer mot de passe machine 1</text:span></text:p>
      <text:p text:style-name="P4">$ netcat -l 1234</text:p>
      <text:p text:style-name="P4"/>
      <text:p text:style-name="P4">Dans un autre terminal :</text:p>
      <text:p text:style-name="P4"/>
      <text:p text:style-name="P2">$ ssh &lt;adresse_ip_machine2&gt;<text:tab/><text:span text:style-name="T2">entrer mot de passe machine 2</text:span></text:p>
      <text:p text:style-name="P4">$ netcat &lt;adresse_ip_machine1&gt; ou &lt;nom_machine&gt; 1234</text:p>
      <text:p text:style-name="P4"/>
      <text:p text:style-name="P5">Il est alors possible de communiquer entre les deux terminaux.</text:p>
      <text:p text:style-name="P5"/>
      <text:p text:style-name="P7">2. Lancer ROS sur plusieurs machines </text:p>
      <text:p text:style-name="P5"/>
      <text:p text:style-name="P6"><text:tab/>2.<text:span text:style-name="T6">1.</text:span> Configuration de la machine maître (1 par exemple)</text:p>
      <text:p text:style-name="P6"/>
      <text:p text:style-name="P7">$ export ROS_IP='hostname -I'</text:p>
      <text:p text:style-name="P7">$ export ROS_HOSTNAME=<text:span text:style-name="T1">&lt;adresse_ip_machine1&gt;</text:span></text:p>
      <text:p text:style-name="P7">$ export ROS_MASTER_URI=http://<text:span text:style-name="T1">&lt;adresse_ip_machine1&gt;:</text:span>11311</text:p>
      <text:p text:style-name="P14">$ roscore</text:p>
      <text:p text:style-name="P7"/>
      <text:p text:style-name="P7"><text:tab/>2.2. Nœuds</text:p>
      <text:p text:style-name="P7"/>
      <text:p text:style-name="P7">Pour chaque terminal :</text:p>
      <text:p text:style-name="P7"/>
      <text:p text:style-name="P7"><text:span text:style-name="T1">$ ssh &lt;adresse_ip_machine_</text:span>i<text:span text:style-name="T1">&gt;<text:tab/></text:span><text:span text:style-name="T3">entrer mot de passe machine </text:span><text:span text:style-name="T2">i</text:span></text:p>
      <text:p text:style-name="P7">$ export ROS_HOSTNAME=<text:span text:style-name="T1">&lt;adresse_ip_machine1&gt;</text:span></text:p>
      <text:p text:style-name="P10">$ export ROS_IP='hostname -I'</text:p>
      <text:p text:style-name="P7">$ rosrun &lt;package&gt; &lt;exécutable&gt; </text:p>
      <text:p text:style-name="P7"/>
      <text:p text:style-name="P7"><text:tab/><text:span text:style-name="T7">2.3. Test</text:span></text:p>
      <text:p text:style-name="P7"/>
      <text:p text:style-name="P12">1er Terminal :</text:p>
      <text:p text:style-name="P12"/>
      <text:p text:style-name="P8"><text:span text:style-name="T1">$ ssh &lt;adresse_ip_machine_1&gt;<text:tab/></text:span><text:span text:style-name="T3">entrer mot de passe machine </text:span><text:span text:style-name="T4">1</text:span></text:p>
      <text:p text:style-name="P8">$ export ROS_HOSTNAME=<text:span text:style-name="T1">&lt;adresse_ip_machine1&gt;</text:span></text:p>
      <text:p text:style-name="P11"><text:span text:style-name="T9">(</text:span>$ export ROS_IP='hostname -I'<text:span text:style-name="T9">)</text:span></text:p>
      <text:p text:style-name="P8">$ rosrun <text:span text:style-name="T7">rospy_tutorials listener.py</text:span></text:p>
      <text:p text:style-name="P5"/>
      <text:p text:style-name="P5"/>
      <text:p text:style-name="P13"><text:span text:style-name="T8">2eme</text:span> Terminal :</text:p>
      <text:p text:style-name="P13"/>
      <text:p text:style-name="P9"><text:span text:style-name="T1">$ ssh &lt;adresse_ip_machine_2&gt;<text:tab/></text:span><text:span text:style-name="T3">entrer mot de passe machine </text:span><text:span text:style-name="T5">2</text:span></text:p>
      <text:p text:style-name="P9">$ export ROS_HOSTNAME=<text:span text:style-name="T1">&lt;adresse_ip_machine1&gt;</text:span></text:p>
      <text:p text:style-name="P11"><text:span text:style-name="T9">(</text:span>$ export ROS_IP='hostname -I'<text:span text:style-name="T9">)</text:span></text:p>
      <text:p text:style-name="P15"><text:span text:style-name="T10">$ rosrun </text:span><text:span text:style-name="T11">rospy_tutorials talker.p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0T11:20:06.597344853</dc:date>
    <meta:generator>LibreOffice/4.2.8.2$Linux_X86_64 LibreOffice_project/420m0$Build-2</meta:generator>
    <meta:editing-duration>PT25M56S</meta:editing-duration>
    <meta:editing-cycles>9</meta:editing-cycles>
    <meta:document-statistic meta:table-count="0" meta:image-count="0" meta:object-count="0" meta:page-count="1" meta:paragraph-count="40" meta:word-count="191" meta:character-count="1347" meta:non-whitespace-character-count="1189"/>
  </office:meta>
</office:document-meta>
</file>